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a933" draw:marker-start-width="0.279cm" draw:marker-end="Arrow" draw:marker-end-width="0.279cm" draw:fill="solid" draw:opacity="58%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3838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a1467e" draw:fill-color="#e0c2cd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draw:stroke="dash" draw:stroke-dash="Dot" svg:stroke-width="0.053cm" svg:stroke-color="#8d1d75" draw:marker-start-width="0.279cm" draw:marker-end="Arrow" draw:marker-end-width="0.279cm" svg:stroke-opacity="50%" draw:fill="solid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color="#808080" draw:marker-start="Arrow" draw:fill="solid" draw:textarea-vertical-align="middle"/>
    </style:style>
    <style:style style:name="gr8" style:family="graphic" style:parent-style-name="standard">
      <style:graphic-properties svg:stroke-color="#808080" draw:fill="none" draw:textarea-vertical-align="middle" draw:auto-grow-height="false" fo:min-height="3.763cm" fo:min-width="0cm"/>
    </style:style>
    <style:style style:name="gr9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solid" draw:opacity="58%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e0c2c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703cm" svg:y1="4.634cm" svg:x2="2.685cm" svg:y2="2.161cm">
          <text:p/>
        </draw:line>
        <draw:line draw:style-name="gr2" draw:text-style-name="P2" draw:layer="layout" svg:x1="2.682cm" svg:y1="4.627cm" svg:x2="5.155cm" svg:y2="4.609cm">
          <text:p/>
        </draw:line>
        <draw:custom-shape draw:style-name="gr3" draw:text-style-name="P3" draw:layer="layout" svg:width="0.206cm" svg:height="0.206cm" svg:x="2.586cm" svg:y="4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measurelines" svg:width="0.502cm" svg:height="1.187cm" svg:x="3.19cm" svg:y="5.291cm">
          <draw:text-box>
            <text:p/>
          </draw:text-box>
        </draw:frame>
        <draw:frame draw:style-name="gr5" draw:text-style-name="P5" draw:layer="measurelines" svg:width="0.517cm" svg:height="0.47cm" svg:x="2.213cm" svg:y="4.71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5" draw:layer="measurelines" svg:width="0.496cm" svg:height="0.47cm" svg:x="5.65cm" svg:y="0.77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6" draw:text-style-name="P2" draw:layer="measurelines" svg:x1="2.711cm" svg:y1="4.609cm" svg:x2="5.735cm" svg:y2="1.345cm">
          <text:p/>
        </draw:line>
        <draw:path draw:style-name="gr7" draw:text-style-name="P2" draw:layer="layout" svg:width="0.574cm" svg:height="0.378cm" draw:transform="skewX (-0.146084058391925) rotate (2.36177954379873) translate (3.73551182842846cm 4.52490453586337cm)" svg:viewBox="0 0 575 379" svg:d="M575 379c-408 0-575-379-575-379">
          <text:p/>
        </draw:path>
        <draw:custom-shape draw:style-name="gr8" draw:text-style-name="P6" draw:layer="layout" svg:width="0.364cm" svg:height="4.233cm" draw:transform="rotate (-0.741066800396793) translate (5.206cm 1.069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3" draw:layer="measurelines" svg:width="0.206cm" svg:height="0.206cm" svg:x="5.597cm" svg:y="1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measurelines" svg:width="0.43cm" svg:height="0.331cm" svg:x="3.482cm" svg:y="2.19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5" draw:layer="layout" svg:width="0.555cm" svg:height="0.458cm" svg:x="3.859cm" svg:y="3.9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9" draw:text-style-name="P2" draw:layer="layout" svg:x1="5.699cm" svg:y1="1.386cm" svg:x2="5.7cm" svg:y2="4.61cm">
          <text:p/>
        </draw:line>
        <draw:line draw:style-name="gr9" draw:text-style-name="P2" draw:layer="layout" svg:x1="2.72cm" svg:y1="4.623cm" svg:x2="5.7cm" svg:y2="4.61cm">
          <text:p/>
        </draw:line>
        <draw:frame draw:style-name="gr5" draw:text-style-name="P5" draw:layer="measurelines" svg:width="0.431cm" svg:height="0.47cm" svg:x="4.042cm" svg:y="4.63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5" draw:layer="measurelines" svg:width="0.465cm" svg:height="0.47cm" svg:x="5.701cm" svg:y="2.75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9" draw:text-style-name="P2" draw:layer="layout" svg:x1="5.501cm" svg:y1="4.381cm" svg:x2="5.504cm" svg:y2="4.618cm">
          <text:p/>
        </draw:line>
        <draw:line draw:style-name="gr9" draw:text-style-name="P2" draw:layer="layout" svg:x1="5.501cm" svg:y1="4.381cm" svg:x2="5.693cm" svg:y2="4.3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draw:marker draw:name="Arrowheads_20_2" draw:display-name="Arrowheads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2-01-18T15:36:07.809007031</meta:creation-date>
    <dc:date>2022-01-19T10:09:17.589234731</dc:date>
    <meta:editing-duration>PT30M9S</meta:editing-duration>
    <meta:editing-cycles>11</meta:editing-cycles>
    <meta:generator>LibreOffice/7.2.5.2$Linux_X86_64 LibreOffice_project/499f9727c189e6ef3471021d6132d4c694f357e5</meta:generator>
    <meta:document-statistic meta:object-count="18"/>
  </office:meta>
</office:document-meta>
</file>

<file path=Object 1/content.xml><?xml version="1.0" encoding="utf-8"?>
<math xmlns="http://www.w3.org/1998/Math/MathML" display="block">
  <semantics>
    <msub>
      <mi>θ</mi>
      <mn>1</mn>
    </msub>
    <annotation encoding="StarMath 5.0">%theta_1</annotation>
  </semantics>
</math>
</file>

<file path=Object 2/content.xml><?xml version="1.0" encoding="utf-8"?>
<math xmlns="http://www.w3.org/1998/Math/MathML" display="block">
  <semantics>
    <mi>ρ</mi>
    <annotation encoding="StarMath 5.0">%rho</annotation>
  </semantics>
</math>
</file>

<file path=Object 3/content.xml><?xml version="1.0" encoding="utf-8"?>
<math xmlns="http://www.w3.org/1998/Math/MathML" display="block">
  <semantics>
    <mi>O</mi>
    <annotation encoding="StarMath 5.0">O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6/content.xml><?xml version="1.0" encoding="utf-8"?>
<math xmlns="http://www.w3.org/1998/Math/MathML" display="block">
  <semantics>
    <mi>y</mi>
    <annotation encoding="StarMath 5.0">y</annotation>
  </semantics>
</math>
</file>